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[.$C$2]^[.A2]-1" office:value-type="float" office:value="0">
            <text:p>0</text:p>
          </table:table-cell>
          <table:table-cell office:value-type="float" office:value="1.038945">
            <text:p>1.038945</text:p>
          </table:table-cell>
          <table:table-cell office:value-type="float" office:value="1.038935">
            <text:p>1.0389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C$2]^[.A3]-1" office:value-type="float" office:value="0.038945">
            <text:p>0.038945</text:p>
          </table:table-cell>
          <table:table-cell table:formula="of:=MAX([.B2:.B129])" office:value-type="float" office:value="127.01320856783">
            <text:p>127.0132085678</text:p>
          </table:table-cell>
          <table:table-cell/>
          <table:table-cell>
            <draw:frame table:end-cell-address="Sheet1.L25" table:end-x="1.262cm" table:end-y="0.227cm" draw:z-index="0" draw:style-name="gr1" draw:text-style-name="P1" svg:width="15.984cm" svg:height="9.014cm" svg:x="1.085cm" svg:y="0.182cm">
              <draw:object draw:notify-on-update-of-ranges="Sheet1.A1:Sheet1.A1 Sheet1.A2:Sheet1.A129 Sheet1.B1:Sheet1.B1 Sheet1.B2:Sheet1.B1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C$2]^[.A4]-1" office:value-type="float" office:value="0.079406713025">
            <text:p>0.07940671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$C$2]^[.A5]-1" office:value-type="float" office:value="0.121444207463759">
            <text:p>0.121444207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$C$2]^[.A6]-1" office:value-type="float" office:value="0.165118852123435">
            <text:p>0.165118852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$C$2]^[.A7]-1" office:value-type="float" office:value="0.210494405819382">
            <text:p>0.210494405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$C$2]^[.A8]-1" office:value-type="float" office:value="0.257637110454018">
            <text:p>0.2576371105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$C$2]^[.A9]-1" office:value-type="float" office:value="0.306615787720649">
            <text:p>0.306615787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$C$2]^[.A10]-1" office:value-type="float" office:value="0.35750193957343">
            <text:p>0.357501939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$C$2]^[.A11]-1" office:value-type="float" office:value="0.410369852610117">
            <text:p>0.410369852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$C$2]^[.A12]-1" office:value-type="float" office:value="0.465296706520018">
            <text:p>0.465296706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$C$2]^[.A13]-1" office:value-type="float" office:value="0.52236268675544">
            <text:p>0.522362686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$C$2]^[.A14]-1" office:value-type="float" office:value="0.581651101591131">
            <text:p>0.581651101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$C$2]^[.A15]-1" office:value-type="float" office:value="0.643248503742598">
            <text:p>0.643248503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$C$2]^[.A16]-1" office:value-type="float" office:value="0.707244816720853">
            <text:p>0.707244816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$C$2]^[.A17]-1" office:value-type="float" office:value="0.773733466108047">
            <text:p>0.773733466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$C$2]^[.A18]-1" office:value-type="float" office:value="0.842811515945625">
            <text:p>0.8428115159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$C$2]^[.A19]-1" office:value-type="float" office:value="0.914579810434127">
            <text:p>0.914579810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$C$2]^[.A20]-1" office:value-type="float" office:value="0.989143121151484">
            <text:p>0.989143121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$C$2]^[.A21]-1" office:value-type="float" office:value="1.06661030000473">
            <text:p>1.066610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$C$2]^[.A22]-1" office:value-type="float" office:value="1.14709443813841">
            <text:p>1.147094438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[.$C$2]^[.A23]-1" office:value-type="float" office:value="1.23071303103171">
            <text:p>1.23071303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$C$2]^[.A24]-1" office:value-type="float" office:value="1.31758815002524">
            <text:p>1.3175881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[.$C$2]^[.A25]-1" office:value-type="float" office:value="1.40784662052798">
            <text:p>1.4078466205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[.$C$2]^[.A26]-1" office:value-type="float" office:value="1.50162020716444">
            <text:p>1.501620207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$C$2]^[.A27]-1" office:value-type="float" office:value="1.59904580613246">
            <text:p>1.599045806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[.$C$2]^[.A28]-1" office:value-type="float" office:value="1.70026564505229">
            <text:p>1.7002656451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$C$2]^[.A29]-1" office:value-type="float" office:value="1.80542749059885">
            <text:p>1.8054274906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[.$C$2]^[.A30]-1" office:value-type="float" office:value="1.91468486422022">
            <text:p>1.9146848642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[.$C$2]^[.A31]-1" office:value-type="float" office:value="2.02819726625728">
            <text:p>2.0281972663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$C$2]^[.A32]-1" office:value-type="float" office:value="2.14613040879167">
            <text:p>2.1461304088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[.$C$2]^[.A33]-1" office:value-type="float" office:value="2.26865645756206">
            <text:p>2.268656457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$C$2]^[.A34]-1" office:value-type="float" office:value="2.39595428330181">
            <text:p>2.3959542833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[.$C$2]^[.A35]-1" office:value-type="float" office:value="2.528209722865">
            <text:p>2.5282097229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[.$C$2]^[.A36]-1" office:value-type="float" office:value="2.66561585052198">
            <text:p>2.665615850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[.$C$2]^[.A37]-1" office:value-type="float" office:value="2.80837325982056">
            <text:p>2.8083732598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[.$C$2]^[.A38]-1" office:value-type="float" office:value="2.95669035642427">
            <text:p>2.9566903564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[.$C$2]^[.A39]-1" office:value-type="float" office:value="3.11078366235521">
            <text:p>3.110783662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[.$C$2]^[.A40]-1" office:value-type="float" office:value="3.27087813208564">
            <text:p>3.2708781321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[.$C$2]^[.A41]-1" office:value-type="float" office:value="3.43720748093971">
            <text:p>3.4372074809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[.$C$2]^[.A42]-1" office:value-type="float" office:value="3.61001452628491">
            <text:p>3.6100145263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[.$C$2]^[.A43]-1" office:value-type="float" office:value="3.78955154201107">
            <text:p>3.78955154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[.$C$2]^[.A44]-1" office:value-type="float" office:value="3.97608062681469">
            <text:p>3.9760806268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[.$C$2]^[.A45]-1" office:value-type="float" office:value="4.16987408682599">
            <text:p>4.1698740868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[.$C$2]^[.A46]-1" office:value-type="float" office:value="4.37121483313743">
            <text:p>4.3712148331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[.$C$2]^[.A47]-1" office:value-type="float" office:value="4.58039679481397">
            <text:p>4.5803967948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[.$C$2]^[.A48]-1" office:value-type="float" office:value="4.797725347988">
            <text:p>4.797725348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[.$C$2]^[.A49]-1" office:value-type="float" office:value="5.02351776166539">
            <text:p>5.023517761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[.$C$2]^[.A50]-1" office:value-type="float" office:value="5.25810366089345">
            <text:p>5.258103660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[.$C$2]^[.A51]-1" office:value-type="float" office:value="5.50182550796695">
            <text:p>5.501825508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[.$C$2]^[.A52]-1" office:value-type="float" office:value="5.75503910237472">
            <text:p>5.7550391024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[.$C$2]^[.A53]-1" office:value-type="float" office:value="6.0181141002167">
            <text:p>6.018114100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[.$C$2]^[.A54]-1" office:value-type="float" office:value="6.29143455384964">
            <text:p>6.2914345538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[.$C$2]^[.A55]-1" office:value-type="float" office:value="6.57539947254932">
            <text:p>6.5753994725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[.$C$2]^[.A56]-1" office:value-type="float" office:value="6.87042340500775">
            <text:p>6.870423405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[.$C$2]^[.A57]-1" office:value-type="float" office:value="7.17693704451578">
            <text:p>7.1769370445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[.$C$2]^[.A58]-1" office:value-type="float" office:value="7.49538785771444">
            <text:p>7.4953878577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[.$C$2]^[.A59]-1" office:value-type="float" office:value="7.82624073783313">
            <text:p>7.8262407378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[.$C$2]^[.A60]-1" office:value-type="float" office:value="8.16997868336804">
            <text:p>8.1699786834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[.$C$2]^[.A61]-1" office:value-type="float" office:value="8.52710350319181">
            <text:p>8.5271035032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$C$2]^[.A62]-1" office:value-type="float" office:value="8.89813654912362">
            <text:p>8.8981365491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[.$C$2]^[.A63]-1" office:value-type="float" office:value="9.28361947702924">
            <text:p>9.283619477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[.$C$2]^[.A64]-1" office:value-type="float" office:value="9.68411503756214">
            <text:p>9.684115037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[.$C$2]^[.A65]-1" office:value-type="float" office:value="10.1002078977">
            <text:p>10.1002078977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$C$2]^[.A66]-1" office:value-type="float" office:value="10.5325054942759">
            <text:p>10.5325054943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[.$C$2]^[.A67]-1" office:value-type="float" office:value="10.9816389207505">
            <text:p>10.9816389208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[.$C$2]^[.A68]-1" office:value-type="float" office:value="11.4482638485191">
            <text:p>11.4482638485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[.$C$2]^[.A69]-1" office:value-type="float" office:value="11.9330614840997">
            <text:p>11.9330614841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[.$C$2]^[.A70]-1" office:value-type="float" office:value="12.436739563598">
            <text:p>12.4367395636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[.$C$2]^[.A71]-1" office:value-type="float" office:value="12.9600333859023">
            <text:p>12.9600333859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[.$C$2]^[.A72]-1" office:value-type="float" office:value="13.5037068861163">
            <text:p>13.5037068861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[.$C$2]^[.A73]-1" office:value-type="float" office:value="14.0685537507961">
            <text:p>14.0685537508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[.$C$2]^[.A74]-1" office:value-type="float" office:value="14.6553985766208">
            <text:p>14.655398576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[.$C$2]^[.A75]-1" office:value-type="float" office:value="15.2650980741873">
            <text:p>15.2650980742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[.$C$2]^[.A76]-1" office:value-type="float" office:value="15.8985423186865">
            <text:p>15.8985423187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[.$C$2]^[.A77]-1" office:value-type="float" office:value="16.5566560492878">
            <text:p>16.5566560493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[.$C$2]^[.A78]-1" office:value-type="float" office:value="17.2404000191273">
            <text:p>17.2404000191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[.$C$2]^[.A79]-1" office:value-type="float" office:value="17.9507723978722">
            <text:p>17.9507723979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[.$C$2]^[.A80]-1" office:value-type="float" office:value="18.6888102289073">
            <text:p>18.6888102289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[.$C$2]^[.A81]-1" office:value-type="float" office:value="19.4555909432721">
            <text:p>19.4555909433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$C$2]^[.A82]-1" office:value-type="float" office:value="20.2522339325579">
            <text:p>20.2522339326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[.$C$2]^[.A83]-1" office:value-type="float" office:value="21.0799021830613">
            <text:p>21.0799021831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[.$C$2]^[.A84]-1" office:value-type="float" office:value="21.9398039735807">
            <text:p>21.9398039736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[.$C$2]^[.A85]-1" office:value-type="float" office:value="22.8331946393318">
            <text:p>22.833194639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[.$C$2]^[.A86]-1" office:value-type="float" office:value="23.7613784045605">
            <text:p>23.761378404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[.$C$2]^[.A87]-1" office:value-type="float" office:value="24.7257102865261">
            <text:p>24.725710286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[.$C$2]^[.A88]-1" office:value-type="float" office:value="25.7275980736349">
            <text:p>25.7275980736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[.$C$2]^[.A89]-1" office:value-type="float" office:value="26.7685043806126">
            <text:p>26.7685043806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[.$C$2]^[.A90]-1" office:value-type="float" office:value="27.8499487837156">
            <text:p>27.8499487837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[.$C$2]^[.A91]-1" office:value-type="float" office:value="28.9735100390974">
            <text:p>28.973510039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[.$C$2]^[.A92]-1" office:value-type="float" office:value="30.14082838757">
            <text:p>30.1408283876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[.$C$2]^[.A93]-1" office:value-type="float" office:value="31.3536079491239">
            <text:p>31.3536079491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[.$C$2]^[.A94]-1" office:value-type="float" office:value="32.6136192107026">
            <text:p>32.6136192107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[.$C$2]^[.A95]-1" office:value-type="float" office:value="33.9227016108634">
            <text:p>33.9227016109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[.$C$2]^[.A96]-1" office:value-type="float" office:value="35.2827662250984">
            <text:p>35.2827662251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[.$C$2]^[.A97]-1" office:value-type="float" office:value="36.6957985557349">
            <text:p>36.6957985557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[.$C$2]^[.A98]-1" office:value-type="float" office:value="38.163861430488">
            <text:p>38.1638614305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[.$C$2]^[.A99]-1" office:value-type="float" office:value="39.6890980138984">
            <text:p>39.6890980139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[.$C$2]^[.A100]-1" office:value-type="float" office:value="41.2737349360496">
            <text:p>41.273734936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[.$C$2]^[.A101]-1" office:value-type="float" office:value="42.9200855431341">
            <text:p>42.920085543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$C$2]^[.A102]-1" office:value-type="float" office:value="44.6305532746114">
            <text:p>44.6305532746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[.$C$2]^[.A103]-1" office:value-type="float" office:value="46.4076351718912">
            <text:p>46.4076351719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[.$C$2]^[.A104]-1" office:value-type="float" office:value="48.2539255236605">
            <text:p>48.2539255237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[.$C$2]^[.A105]-1" office:value-type="float" office:value="50.1721196531795">
            <text:p>50.1721196532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[.$C$2]^[.A106]-1" office:value-type="float" office:value="52.1650178530725">
            <text:p>52.1650178531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[.$C$2]^[.A107]-1" office:value-type="float" office:value="54.2355294733604">
            <text:p>54.2355294734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[.$C$2]^[.A108]-1" office:value-type="float" office:value="56.3866771687005">
            <text:p>56.3866771687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[.$C$2]^[.A109]-1" office:value-type="float" office:value="58.6216013110355">
            <text:p>58.621601311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[.$C$2]^[.A110]-1" office:value-type="float" office:value="60.9435645740938">
            <text:p>60.9435645741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[.$C$2]^[.A111]-1" office:value-type="float" office:value="63.3559566964319">
            <text:p>63.3559566964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[.$C$2]^[.A112]-1" office:value-type="float" office:value="65.8622994299744">
            <text:p>65.86229943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[.$C$2]^[.A113]-1" office:value-type="float" office:value="68.4662516812748">
            <text:p>68.4662516813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[.$C$2]^[.A114]-1" office:value-type="float" office:value="71.171614853002">
            <text:p>71.171614853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[.$C$2]^[.A115]-1" office:value-type="float" office:value="73.9823383934522">
            <text:p>73.9823383935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[.$C$2]^[.A116]-1" office:value-type="float" office:value="76.9025255621852">
            <text:p>76.9025255622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[.$C$2]^[.A117]-1" office:value-type="float" office:value="79.9364394202045">
            <text:p>79.9364394202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[.$C$2]^[.A118]-1" office:value-type="float" office:value="83.0885090534243">
            <text:p>83.0885090534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[.$C$2]^[.A119]-1" office:value-type="float" office:value="86.3633360385099">
            <text:p>86.3633360385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[.$C$2]^[.A120]-1" office:value-type="float" office:value="89.7657011605297">
            <text:p>89.7657011605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[.$C$2]^[.A121]-1" office:value-type="float" office:value="93.3005713922265">
            <text:p>93.3005713922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[.$C$2]^[.A122]-1" office:value-type="float" office:value="96.9731071450968">
            <text:p>96.9731071451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[.$C$2]^[.A123]-1" office:value-type="float" office:value="100.788669802863">
            <text:p>100.7886698029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[.$C$2]^[.A124]-1" office:value-type="float" office:value="104.752829548335">
            <text:p>104.7528295483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formula="of:=[.$C$2]^[.A125]-1" office:value-type="float" office:value="108.871373495095">
            <text:p>108.8713734951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formula="of:=[.$C$2]^[.A126]-1" office:value-type="float" office:value="113.150314135861">
            <text:p>113.1503141359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formula="of:=[.$C$2]^[.A127]-1" office:value-type="float" office:value="117.595898119883">
            <text:p>117.5958981199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formula="of:=[.$C$2]^[.A128]-1" office:value-type="float" office:value="122.214615372161">
            <text:p>122.2146153722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formula="of:=[.$C$2]^[.A129]-1" office:value-type="float" office:value="127.01320856783">
            <text:p>127.013208567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>
            <draw:frame table:end-cell-address="Sheet2.L22" table:end-x="0.996cm" table:end-y="0.047cm" draw:z-index="0" draw:style-name="gr1" draw:text-style-name="P1" svg:width="15.983cm" svg:height="8.158cm" svg:x="0.82cm" svg:y="0.043cm">
              <draw:object draw:notify-on-update-of-ranges="Sheet2.A1:Sheet2.A1 Sheet2.A2:Sheet2.A129 Sheet2.B1:Sheet2.B1 Sheet2.B2:Sheet2.B1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38945">
            <text:p>0.03894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79407">
            <text:p>0.07940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21444">
            <text:p>0.12144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65119">
            <text:p>0.165119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10494">
            <text:p>0.210494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57637">
            <text:p>0.257637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06616">
            <text:p>0.30661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57502">
            <text:p>0.35750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1037">
            <text:p>0.4103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465297">
            <text:p>0.465297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22363">
            <text:p>0.52236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81651">
            <text:p>0.581651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43249">
            <text:p>0.64324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07245">
            <text:p>0.70724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73733">
            <text:p>0.7737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42812">
            <text:p>0.84281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91458">
            <text:p>0.9145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89143">
            <text:p>0.98914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06661">
            <text:p>1.0666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.147094">
            <text:p>1.147094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230713">
            <text:p>1.230713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317588">
            <text:p>1.317588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407847">
            <text:p>1.40784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.50162">
            <text:p>1.50162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599046">
            <text:p>1.599046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.700266">
            <text:p>1.700266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.805427">
            <text:p>1.80542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914685">
            <text:p>1.91468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.028197">
            <text:p>2.028197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.14613">
            <text:p>2.14613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.268656">
            <text:p>2.268656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395954">
            <text:p>2.395954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.52821">
            <text:p>2.52821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665616">
            <text:p>2.66561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.808373">
            <text:p>2.808373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.95669">
            <text:p>2.95669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.110784">
            <text:p>3.11078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.270878">
            <text:p>3.270878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437207">
            <text:p>3.437207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610015">
            <text:p>3.61001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.789552">
            <text:p>3.78955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.976081">
            <text:p>3.97608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.169874">
            <text:p>4.16987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.371215">
            <text:p>4.371215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.580397">
            <text:p>4.580397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.797725">
            <text:p>4.79772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.023518">
            <text:p>5.023518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.258104">
            <text:p>5.258104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.501826">
            <text:p>5.501826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.755039">
            <text:p>5.755039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.018114">
            <text:p>6.018114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.291435">
            <text:p>6.291435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.575399">
            <text:p>6.575399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.870423">
            <text:p>6.870423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.176937">
            <text:p>7.176937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.495388">
            <text:p>7.495388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.826241">
            <text:p>7.826241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.169979">
            <text:p>8.16997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.527104">
            <text:p>8.527104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.898137">
            <text:p>8.898137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.283619">
            <text:p>9.283619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.684115">
            <text:p>9.6841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.100208">
            <text:p>10.10020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.532505">
            <text:p>10.532505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.981639">
            <text:p>10.981639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.448264">
            <text:p>11.448264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1.933061">
            <text:p>11.933061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.43674">
            <text:p>12.43674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.960033">
            <text:p>12.960033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.503707">
            <text:p>13.503707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4.068554">
            <text:p>14.068554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4.655399">
            <text:p>14.655399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.265098">
            <text:p>15.265098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.898542">
            <text:p>15.898542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.556656">
            <text:p>16.556656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.2404">
            <text:p>17.2404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.950772">
            <text:p>17.950772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.68881">
            <text:p>18.6888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9.455591">
            <text:p>19.455591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.252234">
            <text:p>20.252234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1.079902">
            <text:p>21.07990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1.939804">
            <text:p>21.939804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2.833195">
            <text:p>22.833195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3.761378">
            <text:p>23.761378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.72571">
            <text:p>24.72571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5.727598">
            <text:p>25.727598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6.768504">
            <text:p>26.76850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7.849949">
            <text:p>27.849949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.97351">
            <text:p>28.9735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.140828">
            <text:p>30.140828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1.353608">
            <text:p>31.353608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2.613619">
            <text:p>32.61361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3.922702">
            <text:p>33.922702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5.282766">
            <text:p>35.282766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6.695799">
            <text:p>36.695799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8.163861">
            <text:p>38.163861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9.689098">
            <text:p>39.689098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1.273735">
            <text:p>41.273735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2.920086">
            <text:p>42.920086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.630553">
            <text:p>44.630553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6.407635">
            <text:p>46.407635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8.253926">
            <text:p>48.253926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0.17212">
            <text:p>50.17212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2.165018">
            <text:p>52.165018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4.235529">
            <text:p>54.235529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6.386677">
            <text:p>56.386677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8.621601">
            <text:p>58.621601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0.943565">
            <text:p>60.943565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3.355957">
            <text:p>63.355957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5.862299">
            <text:p>65.862299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8.466252">
            <text:p>68.466252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1.171615">
            <text:p>71.171615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3.982338">
            <text:p>73.982338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6.902526">
            <text:p>76.902526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9.936439">
            <text:p>79.936439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3.088509">
            <text:p>83.088509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6.363336">
            <text:p>86.363336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89.765701">
            <text:p>89.765701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3.300571">
            <text:p>93.300571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6.973107">
            <text:p>96.973107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00.78867">
            <text:p>100.78867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04.75283">
            <text:p>104.75283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08.871373">
            <text:p>108.871373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13.150314">
            <text:p>113.150314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7.595898">
            <text:p>117.595898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2.214615">
            <text:p>122.214615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7.013209">
            <text:p>127.01320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 ended with exit code: 0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21/08/2017</text:date>, <text:time>17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amb</meta:initial-creator>
    <meta:creation-date>2017-08-21T17:06:21</meta:creation-date>
    <dc:date>2017-08-21T17:57:17</dc:date>
    <dc:creator>Mark Lamb</dc:creator>
    <meta:editing-duration>PT33M24S</meta:editing-duration>
    <meta:editing-cycles>3</meta:editing-cycles>
    <meta:generator>OpenOffice/4.1.3$Unix OpenOffice.org_project/413m1$Build-9783</meta:generator>
    <meta:document-statistic meta:table-count="3" meta:cell-count="5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9.015cm" xlink:href=".." xlink:type="simple" chart:class="chart:scatter" chart:style-name="ch1">
        <chart:legend chart:legend-position="end" svg:x="14.463cm" svg:y="4.217cm" style:legend-expansion="high" chart:style-name="ch2"/>
        <chart:plot-area chart:style-name="ch3" table:cell-range-address="Sheet1.A1:Sheet1.B129" chart:data-source-has-labels="row" svg:x="0.769cm" svg:y="0.855cm" svg:width="13.056cm" svg:height="7.56cm">
          <chartooo:coordinate-region svg:x="1.599cm" svg:y="1.046cm" svg:width="11.935cm" svg:height="6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9" chart:label-cell-address="Sheet1.B1:Sheet1.B1" chart:class="chart:scatter">
            <chart:domain table:cell-range-address="Sheet1.A2:Sheet1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9</svg:desc>
                </draw:g>
              </table:table-cell>
              <table:table-cell office:value-type="float" office:value="0">
                <text:p>0</text:p>
                <draw:g>
                  <svg:desc>Sheet1.B2:Sheet1.B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8945">
                <text:p>0.038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9406713025">
                <text:p>0.079406713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1444207463759">
                <text:p>0.121444207463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18852123435">
                <text:p>0.165118852123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10494405819382">
                <text:p>0.210494405819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57637110454018">
                <text:p>0.257637110454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06615787720649">
                <text:p>0.306615787720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5750193957343">
                <text:p>0.35750193957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10369852610117">
                <text:p>0.410369852610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465296706520018">
                <text:p>0.465296706520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2236268675544">
                <text:p>0.52236268675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81651101591131">
                <text:p>0.581651101591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43248503742598">
                <text:p>0.643248503742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07244816720853">
                <text:p>0.707244816720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73733466108047">
                <text:p>0.773733466108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42811515945625">
                <text:p>0.842811515945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4579810434127">
                <text:p>0.914579810434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89143121151484">
                <text:p>0.989143121151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6661030000473">
                <text:p>1.06661030000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14709443813841">
                <text:p>1.14709443813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23071303103171">
                <text:p>1.23071303103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31758815002524">
                <text:p>1.31758815002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40784662052798">
                <text:p>1.40784662052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50162020716444">
                <text:p>1.50162020716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59904580613246">
                <text:p>1.59904580613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70026564505229">
                <text:p>1.70026564505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80542749059885">
                <text:p>1.805427490598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91468486422022">
                <text:p>1.91468486422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02819726625728">
                <text:p>2.02819726625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14613040879167">
                <text:p>2.14613040879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26865645756206">
                <text:p>2.26865645756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39595428330181">
                <text:p>2.39595428330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528209722865">
                <text:p>2.528209722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66561585052198">
                <text:p>2.66561585052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80837325982056">
                <text:p>2.808373259820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95669035642427">
                <text:p>2.95669035642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11078366235521">
                <text:p>3.110783662355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27087813208564">
                <text:p>3.27087813208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43720748093971">
                <text:p>3.437207480939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61001452628491">
                <text:p>3.61001452628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78955154201107">
                <text:p>3.789551542011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97608062681469">
                <text:p>3.97608062681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.16987408682599">
                <text:p>4.169874086825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.37121483313743">
                <text:p>4.37121483313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.58039679481397">
                <text:p>4.580396794813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.797725347988">
                <text:p>4.797725347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.02351776166539">
                <text:p>5.023517761665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.25810366089345">
                <text:p>5.25810366089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50182550796695">
                <text:p>5.501825507966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.75503910237472">
                <text:p>5.75503910237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.0181141002167">
                <text:p>6.0181141002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.29143455384964">
                <text:p>6.291434553849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.57539947254932">
                <text:p>6.57539947254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.87042340500775">
                <text:p>6.87042340500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.17693704451578">
                <text:p>7.176937044515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.49538785771444">
                <text:p>7.49538785771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.82624073783313">
                <text:p>7.82624073783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.16997868336804">
                <text:p>8.16997868336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52710350319181">
                <text:p>8.527103503191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89813654912362">
                <text:p>8.898136549123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.28361947702924">
                <text:p>9.28361947702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.68411503756214">
                <text:p>9.68411503756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.1002078977">
                <text:p>10.1002078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.5325054942759">
                <text:p>10.53250549427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.9816389207505">
                <text:p>10.98163892075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.4482638485191">
                <text:p>11.44826384851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.9330614840997">
                <text:p>11.9330614840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.436739563598">
                <text:p>12.436739563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2.9600333859023">
                <text:p>12.96003338590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.5037068861163">
                <text:p>13.5037068861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4.0685537507961">
                <text:p>14.06855375079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.6553985766208">
                <text:p>14.6553985766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.2650980741873">
                <text:p>15.26509807418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.8985423186865">
                <text:p>15.8985423186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6.5566560492878">
                <text:p>16.55665604928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7.2404000191273">
                <text:p>17.24040001912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.9507723978722">
                <text:p>17.9507723978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8.6888102289073">
                <text:p>18.68881022890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9.4555909432721">
                <text:p>19.45559094327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.2522339325579">
                <text:p>20.2522339325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1.0799021830613">
                <text:p>21.07990218306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1.9398039735807">
                <text:p>21.93980397358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2.8331946393318">
                <text:p>22.8331946393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3.7613784045605">
                <text:p>23.76137840456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4.7257102865261">
                <text:p>24.72571028652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.7275980736349">
                <text:p>25.72759807363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6.7685043806126">
                <text:p>26.7685043806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7.8499487837156">
                <text:p>27.84994878371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8.9735100390974">
                <text:p>28.97351003909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0.14082838757">
                <text:p>30.14082838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1.3536079491239">
                <text:p>31.3536079491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2.6136192107026">
                <text:p>32.6136192107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3.9227016108634">
                <text:p>33.92270161086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5.2827662250984">
                <text:p>35.28276622509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6.6957985557349">
                <text:p>36.69579855573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8.163861430488">
                <text:p>38.1638614304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9.6890980138984">
                <text:p>39.6890980138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1.2737349360496">
                <text:p>41.2737349360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.9200855431341">
                <text:p>42.92008554313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4.6305532746114">
                <text:p>44.63055327461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6.4076351718912">
                <text:p>46.40763517189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8.2539255236605">
                <text:p>48.25392552366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0.1721196531795">
                <text:p>50.17211965317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2.1650178530725">
                <text:p>52.1650178530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4.2355294733604">
                <text:p>54.23552947336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6.3866771687005">
                <text:p>56.38667716870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8.6216013110355">
                <text:p>58.6216013110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0.9435645740938">
                <text:p>60.94356457409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3.3559566964319">
                <text:p>63.3559566964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5.8622994299744">
                <text:p>65.86229942997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8.4662516812748">
                <text:p>68.46625168127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1.171614853002">
                <text:p>71.171614853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3.9823383934522">
                <text:p>73.98233839345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6.9025255621852">
                <text:p>76.90252556218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9.9364394202045">
                <text:p>79.93643942020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83.0885090534243">
                <text:p>83.08850905342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86.3633360385099">
                <text:p>86.36333603850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89.7657011605297">
                <text:p>89.76570116052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93.3005713922265">
                <text:p>93.30057139222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6.9731071450968">
                <text:p>96.97310714509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0.788669802863">
                <text:p>100.7886698028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4.752829548335">
                <text:p>104.7528295483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8.871373495095">
                <text:p>108.871373495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13.150314135861">
                <text:p>113.1503141358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7.595898119883">
                <text:p>117.5958981198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2.214615372161">
                <text:p>122.2146153721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7.01320856783">
                <text:p>127.01320856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159cm" xlink:href=".." xlink:type="simple" chart:class="chart:scatter" chart:style-name="ch1">
        <chart:legend chart:legend-position="end" svg:x="14.462cm" svg:y="3.789cm" style:legend-expansion="high" chart:style-name="ch2"/>
        <chart:plot-area chart:style-name="ch3" table:cell-range-address="Sheet2.A1:Sheet2.B129" chart:data-source-has-labels="row" svg:x="0.769cm" svg:y="0.787cm" svg:width="13.055cm" svg:height="6.789cm">
          <chartooo:coordinate-region svg:x="1.599cm" svg:y="0.977cm" svg:width="11.934cm" svg:height="5.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29" chart:label-cell-address="Sheet2.B1:Sheet2.B1" chart:class="chart:scatter">
            <chart:domain table:cell-range-address="Sheet2.A2:Sheet2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29</svg:desc>
                </draw:g>
              </table:table-cell>
              <table:table-cell office:value-type="float" office:value="0">
                <text:p>0</text:p>
                <draw:g>
                  <svg:desc>Sheet2.B2:Sheet2.B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8945">
                <text:p>0.038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9407">
                <text:p>0.0794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1444">
                <text:p>0.121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19">
                <text:p>0.165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10494">
                <text:p>0.210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57637">
                <text:p>0.257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06616">
                <text:p>0.306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57502">
                <text:p>0.357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1037">
                <text:p>0.41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465297">
                <text:p>0.465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22363">
                <text:p>0.522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81651">
                <text:p>0.581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43249">
                <text:p>0.643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07245">
                <text:p>0.707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73733">
                <text:p>0.773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42812">
                <text:p>0.842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458">
                <text:p>0.91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89143">
                <text:p>0.989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6661">
                <text:p>1.06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147094">
                <text:p>1.1470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230713">
                <text:p>1.230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317588">
                <text:p>1.317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407847">
                <text:p>1.407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50162">
                <text:p>1.501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599046">
                <text:p>1.599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700266">
                <text:p>1.700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805427">
                <text:p>1.805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914685">
                <text:p>1.914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028197">
                <text:p>2.0281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14613">
                <text:p>2.14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268656">
                <text:p>2.268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395954">
                <text:p>2.3959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52821">
                <text:p>2.52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665616">
                <text:p>2.665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808373">
                <text:p>2.8083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95669">
                <text:p>2.956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110784">
                <text:p>3.11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270878">
                <text:p>3.2708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437207">
                <text:p>3.437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610015">
                <text:p>3.610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789552">
                <text:p>3.789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976081">
                <text:p>3.9760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.169874">
                <text:p>4.1698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.371215">
                <text:p>4.3712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.580397">
                <text:p>4.5803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.797725">
                <text:p>4.797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.023518">
                <text:p>5.023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.258104">
                <text:p>5.258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501826">
                <text:p>5.5018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.755039">
                <text:p>5.755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6.018114">
                <text:p>6.018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.291435">
                <text:p>6.291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.575399">
                <text:p>6.575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.870423">
                <text:p>6.870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.176937">
                <text:p>7.1769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.495388">
                <text:p>7.495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.826241">
                <text:p>7.8262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.169979">
                <text:p>8.169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527104">
                <text:p>8.527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898137">
                <text:p>8.898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.283619">
                <text:p>9.283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.684115">
                <text:p>9.684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.100208">
                <text:p>10.100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.532505">
                <text:p>10.532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.981639">
                <text:p>10.981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.448264">
                <text:p>11.448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.933061">
                <text:p>11.933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.43674">
                <text:p>12.436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2.960033">
                <text:p>12.960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.503707">
                <text:p>13.5037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4.068554">
                <text:p>14.0685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.655399">
                <text:p>14.6553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.265098">
                <text:p>15.265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.898542">
                <text:p>15.8985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6.556656">
                <text:p>16.5566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7.2404">
                <text:p>17.2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7.950772">
                <text:p>17.9507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8.68881">
                <text:p>18.688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9.455591">
                <text:p>19.4555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.252234">
                <text:p>20.252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1.079902">
                <text:p>21.079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1.939804">
                <text:p>21.9398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2.833195">
                <text:p>22.8331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3.761378">
                <text:p>23.7613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4.72571">
                <text:p>24.72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5.727598">
                <text:p>25.727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6.768504">
                <text:p>26.768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7.849949">
                <text:p>27.8499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8.97351">
                <text:p>28.97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0.140828">
                <text:p>30.1408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1.353608">
                <text:p>31.3536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2.613619">
                <text:p>32.6136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3.922702">
                <text:p>33.9227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5.282766">
                <text:p>35.2827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6.695799">
                <text:p>36.6957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8.163861">
                <text:p>38.1638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9.689098">
                <text:p>39.689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1.273735">
                <text:p>41.2737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.920086">
                <text:p>42.9200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4.630553">
                <text:p>44.630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6.407635">
                <text:p>46.4076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8.253926">
                <text:p>48.2539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0.17212">
                <text:p>50.172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2.165018">
                <text:p>52.1650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4.235529">
                <text:p>54.235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6.386677">
                <text:p>56.3866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8.621601">
                <text:p>58.6216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0.943565">
                <text:p>60.9435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3.355957">
                <text:p>63.3559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5.862299">
                <text:p>65.8622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8.466252">
                <text:p>68.466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71.171615">
                <text:p>71.1716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3.982338">
                <text:p>73.9823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76.902526">
                <text:p>76.902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79.936439">
                <text:p>79.9364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83.088509">
                <text:p>83.088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86.363336">
                <text:p>86.3633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89.765701">
                <text:p>89.7657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93.300571">
                <text:p>93.3005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6.973107">
                <text:p>96.973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0.78867">
                <text:p>100.788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4.75283">
                <text:p>104.752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8.871373">
                <text:p>108.8713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13.150314">
                <text:p>113.1503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17.595898">
                <text:p>117.5958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22.214615">
                <text:p>122.2146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27.013209">
                <text:p>127.0132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